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23f39c" officeooo:paragraph-rsid="0023f39c" style:font-weight-asian="bold" style:font-weight-complex="bold"/>
    </style:style>
    <style:style style:name="P2" style:family="paragraph" style:parent-style-name="Standard">
      <style:text-properties officeooo:paragraph-rsid="002d4a2c"/>
    </style:style>
    <style:style style:name="P3" style:family="paragraph" style:parent-style-name="Standard">
      <style:text-properties officeooo:paragraph-rsid="00270d22"/>
    </style:style>
    <style:style style:name="P4" style:family="paragraph" style:parent-style-name="Standard">
      <style:text-properties fo:font-weight="bold" officeooo:paragraph-rsid="00270d22" style:font-weight-asian="bold" style:font-weight-complex="bold"/>
    </style:style>
    <style:style style:name="P5" style:family="paragraph" style:parent-style-name="Standard">
      <style:text-properties fo:font-weight="bold" officeooo:rsid="00230c28" officeooo:paragraph-rsid="0029d98a" style:font-weight-asian="bold" style:font-weight-complex="bold"/>
    </style:style>
    <style:style style:name="P6" style:family="paragraph" style:parent-style-name="Standard">
      <style:text-properties fo:font-weight="normal" officeooo:rsid="00230c28" officeooo:paragraph-rsid="0029d98a" style:font-weight-asian="normal" style:font-weight-complex="normal"/>
    </style:style>
    <style:style style:name="P7" style:family="paragraph" style:parent-style-name="Standard">
      <style:text-properties fo:font-weight="bold" officeooo:rsid="00230c28" officeooo:paragraph-rsid="0049fdce" style:font-weight-asian="bold" style:font-weight-complex="bold"/>
    </style:style>
    <style:style style:name="P8" style:family="paragraph" style:parent-style-name="Standard">
      <style:text-properties fo:font-weight="bold" officeooo:rsid="00230c28" officeooo:paragraph-rsid="002cf29c" style:font-weight-asian="bold" style:font-weight-complex="bold"/>
    </style:style>
    <style:style style:name="P9" style:family="paragraph" style:parent-style-name="Standard">
      <style:text-properties fo:font-weight="normal" officeooo:rsid="0029d98a" officeooo:paragraph-rsid="0029d98a" style:font-weight-asian="normal" style:font-weight-complex="normal"/>
    </style:style>
    <style:style style:name="P10" style:family="paragraph" style:parent-style-name="Standard">
      <style:text-properties fo:font-weight="bold" officeooo:rsid="0029d98a" officeooo:paragraph-rsid="0029d98a" style:font-weight-asian="bold" style:font-weight-complex="bold"/>
    </style:style>
    <style:style style:name="P11" style:family="paragraph" style:parent-style-name="Standard">
      <style:text-properties fo:font-weight="normal" officeooo:rsid="002cf50a" officeooo:paragraph-rsid="0029d98a" fo:background-color="#ffffa6" style:font-weight-asian="normal" style:font-weight-complex="normal"/>
    </style:style>
    <style:style style:name="P12" style:family="paragraph" style:parent-style-name="Standard">
      <style:text-properties fo:font-weight="bold" officeooo:rsid="002cf50a" officeooo:paragraph-rsid="00321484" fo:background-color="transparent" style:font-weight-asian="bold" style:font-weight-complex="bold"/>
    </style:style>
    <style:style style:name="P13" style:family="paragraph" style:parent-style-name="Standard">
      <style:text-properties fo:font-weight="normal" officeooo:rsid="002cf50a" officeooo:paragraph-rsid="0029d98a" style:font-weight-asian="normal" style:font-weight-complex="normal"/>
    </style:style>
    <style:style style:name="P14" style:family="paragraph" style:parent-style-name="Standard">
      <style:text-properties fo:font-weight="bold" officeooo:rsid="002cf50a" officeooo:paragraph-rsid="0029d98a" style:font-weight-asian="bold" style:font-weight-complex="bold"/>
    </style:style>
    <style:style style:name="P15" style:family="paragraph" style:parent-style-name="Standard">
      <style:text-properties officeooo:paragraph-rsid="003f9e3d"/>
    </style:style>
    <style:style style:name="P16" style:family="paragraph" style:parent-style-name="Standard">
      <style:text-properties fo:font-style="normal" fo:font-weight="normal" officeooo:rsid="004790f0" officeooo:paragraph-rsid="004790f0" style:font-style-asian="normal" style:font-weight-asian="normal" style:font-style-complex="normal" style:font-weight-complex="normal"/>
    </style:style>
    <style:style style:name="P17" style:family="paragraph" style:parent-style-name="Standard">
      <style:text-properties fo:font-weight="normal" officeooo:rsid="002cf50a" officeooo:paragraph-rsid="0054aa07" style:font-weight-asian="normal" style:font-weight-complex="normal"/>
    </style:style>
    <style:style style:name="P18" style:family="paragraph" style:parent-style-name="Standard">
      <style:text-properties fo:font-weight="bold" officeooo:rsid="004790f0" officeooo:paragraph-rsid="0054aa07" fo:background-color="#ffffa6" style:font-weight-asian="bold" style:font-weight-complex="bold"/>
    </style:style>
    <style:style style:name="P19" style:family="paragraph" style:parent-style-name="Standard">
      <style:text-properties fo:font-weight="normal" officeooo:rsid="002cf50a" officeooo:paragraph-rsid="005a0c07" style:font-weight-asian="normal" style:font-weight-complex="normal"/>
    </style:style>
    <style:style style:name="P20" style:family="paragraph" style:parent-style-name="Standard">
      <style:text-properties fo:font-weight="bold" officeooo:rsid="004790f0" officeooo:paragraph-rsid="005a0c07" fo:background-color="#ffffa6" style:font-weight-asian="bold" style:font-weight-complex="bold"/>
    </style:style>
    <style:style style:name="P21" style:family="paragraph" style:parent-style-name="Standard">
      <style:text-properties fo:font-weight="normal" officeooo:rsid="002cf50a" officeooo:paragraph-rsid="005a1077" style:font-weight-asian="normal" style:font-weight-complex="normal"/>
    </style:style>
    <style:style style:name="P22" style:family="paragraph" style:parent-style-name="Standard">
      <style:text-properties fo:font-weight="normal" officeooo:rsid="002cf50a" officeooo:paragraph-rsid="006104c2" style:font-weight-asian="normal" style:font-weight-complex="normal"/>
    </style:style>
    <style:style style:name="P23" style:family="paragraph" style:parent-style-name="Standard">
      <style:text-properties officeooo:paragraph-rsid="0029d98a"/>
    </style:style>
    <style:style style:name="P24" style:family="paragraph" style:parent-style-name="Standard">
      <style:text-properties fo:font-weight="normal" officeooo:rsid="003043a0" officeooo:paragraph-rsid="003043a0" style:font-weight-asian="normal" style:font-weight-complex="normal"/>
    </style:style>
    <style:style style:name="P25" style:family="paragraph" style:parent-style-name="Standard">
      <style:text-properties fo:font-weight="bold" officeooo:rsid="0067f833" officeooo:paragraph-rsid="0067f833" style:font-weight-asian="bold" style:font-weight-complex="bold"/>
    </style:style>
    <style:style style:name="P26" style:family="paragraph" style:parent-style-name="Standard">
      <style:text-properties fo:font-weight="bold" officeooo:rsid="0069da6f" officeooo:paragraph-rsid="0069da6f" style:font-weight-asian="bold" style:font-weight-complex="bold"/>
    </style:style>
    <style:style style:name="P27" style:family="paragraph" style:parent-style-name="Standard">
      <style:text-properties fo:font-weight="normal" officeooo:rsid="0069da6f" officeooo:paragraph-rsid="0069da6f" style:font-weight-asian="normal" style:font-weight-complex="normal"/>
    </style:style>
    <style:style style:name="P28" style:family="paragraph" style:parent-style-name="Standard">
      <style:text-properties fo:font-weight="normal" officeooo:rsid="002ef6c9" officeooo:paragraph-rsid="003043a0" fo:background-color="transparent" style:font-weight-asian="normal" style:font-weight-complex="normal"/>
    </style:style>
    <style:style style:name="P29" style:family="paragraph" style:parent-style-name="Standard">
      <style:text-properties fo:font-weight="normal" officeooo:rsid="0045609e" officeooo:paragraph-rsid="0045609e" fo:background-color="transparent" style:font-weight-asian="normal" style:font-weight-complex="normal"/>
    </style:style>
    <style:style style:name="P30" style:family="paragraph" style:parent-style-name="Standard">
      <style:text-properties fo:font-weight="normal" officeooo:rsid="0069da6f" officeooo:paragraph-rsid="006d67ce"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ffffa6" loext:char-shading-value="0"/>
    </style:style>
    <style:style style:name="T3" style:family="text">
      <style:text-properties fo:font-weight="bold" officeooo:rsid="002650ca" style:font-weight-asian="bold" style:font-weight-complex="bold"/>
    </style:style>
    <style:style style:name="T4" style:family="text">
      <style:text-properties officeooo:rsid="001e3251"/>
    </style:style>
    <style:style style:name="T5" style:family="text">
      <style:text-properties officeooo:rsid="002650ca"/>
    </style:style>
    <style:style style:name="T6" style:family="text">
      <style:text-properties officeooo:rsid="001febfa"/>
    </style:style>
    <style:style style:name="T7" style:family="text">
      <style:text-properties officeooo:rsid="00200f84"/>
    </style:style>
    <style:style style:name="T8" style:family="text">
      <style:text-properties officeooo:rsid="0023f39c"/>
    </style:style>
    <style:style style:name="T9" style:family="text">
      <style:text-properties fo:font-style="normal" officeooo:rsid="0023f39c" style:font-style-asian="normal" style:font-style-complex="normal"/>
    </style:style>
    <style:style style:name="T10" style:family="text">
      <style:text-properties fo:font-style="normal" officeooo:rsid="00220510" style:font-style-asian="normal" style:font-style-complex="normal"/>
    </style:style>
    <style:style style:name="T11" style:family="text">
      <style:text-properties officeooo:rsid="00220510"/>
    </style:style>
    <style:style style:name="T12" style:family="text">
      <style:text-properties fo:font-weight="bold" officeooo:rsid="00270d22"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70d22" style:font-weight-asian="normal" style:font-weight-complex="normal"/>
    </style:style>
    <style:style style:name="T15" style:family="text">
      <style:text-properties fo:font-weight="normal" officeooo:rsid="00287ed6" style:font-weight-asian="normal" style:font-weight-complex="normal"/>
    </style:style>
    <style:style style:name="T16" style:family="text">
      <style:text-properties officeooo:rsid="00266d0a"/>
    </style:style>
    <style:style style:name="T17" style:family="text">
      <style:text-properties officeooo:rsid="00270d22"/>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87ed6" style:font-style-asian="normal" style:font-weight-asian="normal" style:font-style-complex="normal" style:font-weight-complex="normal"/>
    </style:style>
    <style:style style:name="T20" style:family="text">
      <style:text-properties fo:font-style="normal" fo:font-weight="normal" officeooo:rsid="002947d8" style:font-style-asian="normal" style:font-weight-asian="normal" style:font-style-complex="normal" style:font-weight-complex="normal"/>
    </style:style>
    <style:style style:name="T21" style:family="text">
      <style:text-properties fo:font-weight="normal" fo:background-color="#ffffa6" loext:char-shading-value="0" style:font-weight-asian="normal" style:font-weight-complex="normal"/>
    </style:style>
    <style:style style:name="T22" style:family="text">
      <style:text-properties officeooo:rsid="0029d98a"/>
    </style:style>
    <style:style style:name="T23" style:family="text">
      <style:text-properties fo:font-weight="normal" officeooo:rsid="0023f39c" style:font-weight-asian="normal" style:font-weight-complex="normal"/>
    </style:style>
    <style:style style:name="T24" style:family="text">
      <style:text-properties fo:font-weight="normal" officeooo:rsid="004790f0" style:font-weight-asian="normal" style:font-weight-complex="normal"/>
    </style:style>
    <style:style style:name="T25" style:family="text">
      <style:text-properties fo:font-weight="normal" officeooo:rsid="00483c96" style:font-weight-asian="normal" style:font-weight-complex="normal"/>
    </style:style>
    <style:style style:name="T26" style:family="text">
      <style:text-properties fo:font-weight="normal" officeooo:rsid="0049fdce" style:font-weight-asian="normal" style:font-weight-complex="normal"/>
    </style:style>
    <style:style style:name="T27" style:family="text">
      <style:text-properties fo:font-weight="normal" officeooo:rsid="002a1a84" style:font-weight-asian="normal" style:font-weight-complex="normal"/>
    </style:style>
    <style:style style:name="T28" style:family="text">
      <style:text-properties fo:font-weight="normal" officeooo:rsid="00248cff" style:font-weight-asian="normal" style:font-weight-complex="normal"/>
    </style:style>
    <style:style style:name="T29" style:family="text">
      <style:text-properties fo:font-weight="normal" officeooo:rsid="0029d98a" style:font-weight-asian="normal" style:font-weight-complex="normal"/>
    </style:style>
    <style:style style:name="T30" style:family="text">
      <style:text-properties officeooo:rsid="002cf29c"/>
    </style:style>
    <style:style style:name="T31" style:family="text">
      <style:text-properties fo:font-weight="normal" officeooo:rsid="002cf29c" style:font-weight-asian="normal" style:font-weight-complex="normal"/>
    </style:style>
    <style:style style:name="T32" style:family="text">
      <style:text-properties fo:font-weight="normal" officeooo:rsid="004b8327" style:font-weight-asian="normal" style:font-weight-complex="normal"/>
    </style:style>
    <style:style style:name="T33" style:family="text">
      <style:text-properties fo:font-weight="normal" officeooo:rsid="004cbbd8" style:font-weight-asian="normal" style:font-weight-complex="normal"/>
    </style:style>
    <style:style style:name="T34" style:family="text">
      <style:text-properties officeooo:rsid="006b2fd3"/>
    </style:style>
    <style:style style:name="T35" style:family="text">
      <style:text-properties fo:font-weight="normal" officeooo:rsid="002cf50a" fo:background-color="#ffffa6" loext:char-shading-value="0" style:font-weight-asian="normal" style:font-weight-complex="normal"/>
    </style:style>
    <style:style style:name="T36" style:family="text">
      <style:text-properties fo:font-weight="normal" officeooo:rsid="002e6108" style:font-weight-asian="normal" style:font-weight-complex="normal"/>
    </style:style>
    <style:style style:name="T37" style:family="text">
      <style:text-properties fo:font-weight="normal" officeooo:rsid="002ef6c9" style:font-weight-asian="normal" style:font-weight-complex="normal"/>
    </style:style>
    <style:style style:name="T38" style:family="text">
      <style:text-properties fo:font-weight="normal" officeooo:rsid="002fd9f2" style:font-weight-asian="normal" style:font-weight-complex="normal"/>
    </style:style>
    <style:style style:name="T39" style:family="text">
      <style:text-properties fo:font-weight="normal" officeooo:rsid="00321484" style:font-weight-asian="normal" style:font-weight-complex="normal"/>
    </style:style>
    <style:style style:name="T40" style:family="text">
      <style:text-properties fo:font-weight="normal" officeooo:rsid="002f1d91" style:font-weight-asian="normal" style:font-weight-complex="normal"/>
    </style:style>
    <style:style style:name="T41" style:family="text">
      <style:text-properties fo:font-weight="normal" officeooo:rsid="003043a0" style:font-weight-asian="normal" style:font-weight-complex="normal"/>
    </style:style>
    <style:style style:name="T42" style:family="text">
      <style:text-properties fo:font-weight="normal" officeooo:rsid="00329888" style:font-weight-asian="normal" style:font-weight-complex="normal"/>
    </style:style>
    <style:style style:name="T43" style:family="text">
      <style:text-properties fo:font-weight="normal" officeooo:rsid="00359de6" fo:background-color="#ffffa6" loext:char-shading-value="0" style:font-weight-asian="normal" style:font-weight-complex="normal"/>
    </style:style>
    <style:style style:name="T44" style:family="text">
      <style:text-properties fo:font-weight="bold" officeooo:rsid="002cf50a" fo:background-color="transparent" loext:char-shading-value="0" style:font-weight-asian="bold" style:font-weight-complex="bold"/>
    </style:style>
    <style:style style:name="T45" style:family="text">
      <style:text-properties fo:font-weight="normal" officeooo:rsid="002cf50a" fo:background-color="transparent" loext:char-shading-value="0" style:font-weight-asian="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bold" officeooo:rsid="003f9e3d" style:font-style-asian="normal" style:font-weight-asian="bold" style:font-style-complex="normal" style:font-weight-complex="bold"/>
    </style:style>
    <style:style style:name="T48" style:family="text">
      <style:text-properties fo:font-style="normal" officeooo:rsid="003f9e3d" style:font-style-asian="normal" style:font-style-complex="normal"/>
    </style:style>
    <style:style style:name="T49" style:family="text">
      <style:text-properties fo:font-style="normal" officeooo:rsid="00410baa" style:font-style-asian="normal" style:font-style-complex="normal"/>
    </style:style>
    <style:style style:name="T50" style:family="text">
      <style:text-properties fo:font-weight="bold" officeooo:rsid="0044988f" style:font-weight-asian="bold" style:font-weight-complex="bold"/>
    </style:style>
    <style:style style:name="T51" style:family="text">
      <style:text-properties officeooo:rsid="0044988f" fo:background-color="#ffffa6" loext:char-shading-value="0"/>
    </style:style>
    <style:style style:name="T52" style:family="text">
      <style:text-properties officeooo:rsid="0044988f"/>
    </style:style>
    <style:style style:name="T53" style:family="text">
      <style:text-properties officeooo:rsid="0044baa2"/>
    </style:style>
    <style:style style:name="T54" style:family="text">
      <style:text-properties officeooo:rsid="0045609e"/>
    </style:style>
    <style:style style:name="T55" style:family="text">
      <style:text-properties officeooo:rsid="00473ee3"/>
    </style:style>
    <style:style style:name="T56" style:family="text">
      <style:text-properties fo:font-weight="bold" officeooo:rsid="006b2fd3" style:font-weight-asian="bold" style:font-weight-complex="bold"/>
    </style:style>
    <style:style style:name="T57" style:family="text">
      <style:text-properties officeooo:rsid="004790f0" fo:background-color="#ffffa6" loext:char-shading-value="0"/>
    </style:style>
    <style:style style:name="T58" style:family="text">
      <style:text-properties officeooo:rsid="004790f0"/>
    </style:style>
    <style:style style:name="T59" style:family="text">
      <style:text-properties officeooo:rsid="004cbbd8"/>
    </style:style>
    <style:style style:name="T60" style:family="text">
      <style:text-properties officeooo:rsid="0052716c"/>
    </style:style>
    <style:style style:name="T61" style:family="text">
      <style:text-properties fo:font-weight="bold" officeooo:rsid="004eac32" style:font-weight-asian="bold" style:font-weight-complex="bold"/>
    </style:style>
    <style:style style:name="T62" style:family="text">
      <style:text-properties officeooo:rsid="004eac32" fo:background-color="#ffffa6" loext:char-shading-value="0"/>
    </style:style>
    <style:style style:name="T63" style:family="text">
      <style:text-properties officeooo:rsid="004fb6e0"/>
    </style:style>
    <style:style style:name="T64" style:family="text">
      <style:text-properties officeooo:rsid="005449b8"/>
    </style:style>
    <style:style style:name="T65" style:family="text">
      <style:text-properties officeooo:rsid="0054aa07"/>
    </style:style>
    <style:style style:name="T66" style:family="text">
      <style:text-properties officeooo:rsid="0056a37b"/>
    </style:style>
    <style:style style:name="T67" style:family="text">
      <style:text-properties fo:font-style="normal" officeooo:rsid="0054aa07" style:font-style-asian="normal" style:font-style-complex="normal"/>
    </style:style>
    <style:style style:name="T68" style:family="text">
      <style:text-properties fo:font-style="normal" officeooo:rsid="0054ab69" style:font-style-asian="normal" style:font-style-complex="normal"/>
    </style:style>
    <style:style style:name="T69" style:family="text">
      <style:text-properties fo:font-style="normal" officeooo:rsid="005a0c07" style:font-style-asian="normal" style:font-style-complex="normal"/>
    </style:style>
    <style:style style:name="T70" style:family="text">
      <style:text-properties fo:font-style="normal" officeooo:rsid="005859ff" style:font-style-asian="normal" style:font-style-complex="normal"/>
    </style:style>
    <style:style style:name="T71" style:family="text">
      <style:text-properties fo:font-weight="bold" officeooo:rsid="005a0c07" style:font-weight-asian="bold" style:font-weight-complex="bold"/>
    </style:style>
    <style:style style:name="T72" style:family="text">
      <style:text-properties officeooo:rsid="005a0c07" fo:background-color="#ffffa6" loext:char-shading-value="0"/>
    </style:style>
    <style:style style:name="T73" style:family="text">
      <style:text-properties officeooo:rsid="005a1077"/>
    </style:style>
    <style:style style:name="T74" style:family="text">
      <style:text-properties officeooo:rsid="00329888" fo:background-color="transparent" loext:char-shading-value="0"/>
    </style:style>
    <style:style style:name="T75" style:family="text">
      <style:text-properties officeooo:rsid="005cf086" fo:background-color="transparent" loext:char-shading-value="0"/>
    </style:style>
    <style:style style:name="T76" style:family="text">
      <style:text-properties officeooo:rsid="005e1673" fo:background-color="transparent" loext:char-shading-value="0"/>
    </style:style>
    <style:style style:name="T77" style:family="text">
      <style:text-properties fo:font-weight="bold" officeooo:rsid="005e6002" style:font-weight-asian="bold" style:font-weight-complex="bold"/>
    </style:style>
    <style:style style:name="T78" style:family="text">
      <style:text-properties officeooo:rsid="005e6002"/>
    </style:style>
    <style:style style:name="T79" style:family="text">
      <style:text-properties officeooo:rsid="005e6002" fo:background-color="#ffffa6" loext:char-shading-value="0"/>
    </style:style>
    <style:style style:name="T80" style:family="text">
      <style:text-properties fo:font-weight="bold" officeooo:rsid="005f953d" style:font-weight-asian="bold" style:font-weight-complex="bold"/>
    </style:style>
    <style:style style:name="T81" style:family="text">
      <style:text-properties officeooo:rsid="005f688e"/>
    </style:style>
    <style:style style:name="T82" style:family="text">
      <style:text-properties officeooo:rsid="005f953d"/>
    </style:style>
    <style:style style:name="T83" style:family="text">
      <style:text-properties officeooo:rsid="006104c2"/>
    </style:style>
    <style:style style:name="T84" style:family="text">
      <style:text-properties fo:font-weight="bold" officeooo:rsid="006197d8" style:font-weight-asian="bold" style:font-weight-complex="bold"/>
    </style:style>
    <style:style style:name="T85" style:family="text">
      <style:text-properties officeooo:rsid="006197d8"/>
    </style:style>
    <style:style style:name="T86" style:family="text">
      <style:text-properties officeooo:rsid="006197d8" fo:background-color="#ffffa6" loext:char-shading-value="0"/>
    </style:style>
    <style:style style:name="T87" style:family="text">
      <style:text-properties officeooo:rsid="00626478"/>
    </style:style>
    <style:style style:name="T88" style:family="text">
      <style:text-properties officeooo:rsid="0062e88f"/>
    </style:style>
    <style:style style:name="T89" style:family="text">
      <style:text-properties fo:font-weight="bold" officeooo:rsid="0062e88f" style:font-weight-asian="bold" style:font-weight-complex="bold"/>
    </style:style>
    <style:style style:name="T90" style:family="text">
      <style:text-properties officeooo:rsid="0062e88f" fo:background-color="#ffffa6" loext:char-shading-value="0"/>
    </style:style>
    <style:style style:name="T91" style:family="text">
      <style:text-properties officeooo:rsid="0062ed66"/>
    </style:style>
    <style:style style:name="T92" style:family="text">
      <style:text-properties officeooo:rsid="0064250d"/>
    </style:style>
    <style:style style:name="T93" style:family="text">
      <style:text-properties officeooo:rsid="0063cdae"/>
    </style:style>
    <style:style style:name="T94" style:family="text">
      <style:text-properties style:text-underline-style="solid" style:text-underline-type="double" style:text-underline-width="auto" style:text-underline-color="font-color" fo:font-weight="bold" officeooo:rsid="0064250d" style:font-weight-asian="bold" style:font-weight-complex="bold"/>
    </style:style>
    <style:style style:name="T95" style:family="text">
      <style:text-properties officeooo:rsid="0064250d" fo:background-color="#ffffa6" loext:char-shading-value="0"/>
    </style:style>
    <style:style style:name="T96" style:family="text">
      <style:text-properties fo:font-weight="bold" officeooo:rsid="002cf50a" style:font-weight-asian="bold" style:font-weight-complex="bold"/>
    </style:style>
    <style:style style:name="T97" style:family="text">
      <style:text-properties fo:font-weight="bold" officeooo:rsid="0064b23c" style:font-weight-asian="bold" style:font-weight-complex="bold"/>
    </style:style>
    <style:style style:name="T98" style:family="text">
      <style:text-properties fo:font-weight="normal" officeooo:rsid="0064b23c" style:font-weight-asian="normal" style:font-weight-complex="normal"/>
    </style:style>
    <style:style style:name="T99" style:family="text">
      <style:text-properties fo:font-weight="normal" officeooo:rsid="0066d519" style:font-weight-asian="normal" style:font-weight-complex="normal"/>
    </style:style>
    <style:style style:name="T100" style:family="text">
      <style:text-properties fo:font-weight="normal" officeooo:rsid="00668ae3" style:font-weight-asian="normal" style:font-weight-complex="normal"/>
    </style:style>
    <style:style style:name="T101" style:family="text">
      <style:text-properties fo:font-weight="normal" officeooo:rsid="006a86cc" fo:background-color="#ffffa6" loext:char-shading-value="0" style:font-weight-asian="normal" style:font-weight-complex="normal"/>
    </style:style>
    <style:style style:name="T102" style:family="text">
      <style:text-properties fo:font-weight="bold" officeooo:rsid="006a86cc" style:font-weight-asian="bold" style:font-weight-complex="bold"/>
    </style:style>
    <style:style style:name="T103" style:family="text">
      <style:text-properties officeooo:rsid="006a86cc"/>
    </style:style>
    <style:style style:name="T104" style:family="text">
      <style:text-properties officeooo:rsid="006e49af"/>
    </style:style>
    <style:style style:name="T105" style:family="text">
      <style:text-properties fo:font-weight="bold" officeooo:rsid="006e49af" style:font-weight-asian="bold" style:font-weight-complex="bold"/>
    </style:style>
    <style:style style:name="T106" style:family="text">
      <style:text-properties officeooo:rsid="006e49af" fo:background-color="#ffffa6" loext:char-shading-value="0"/>
    </style:style>
    <style:style style:name="T107" style:family="text">
      <style:text-properties officeooo:rsid="006ecd57"/>
    </style:style>
    <style:style style:name="T108" style:family="text">
      <style:text-properties officeooo:rsid="006ecd57" fo:background-color="#ffffa6" loext:char-shading-value="0"/>
    </style:style>
    <style:style style:name="T109" style:family="text">
      <style:text-properties officeooo:rsid="00708ebc" fo:background-color="#ffffa6" loext:char-shading-value="0"/>
    </style:style>
    <style:style style:name="T110" style:family="text">
      <style:text-properties officeooo:rsid="00708ebc"/>
    </style:style>
    <style:style style:name="T111" style:family="text">
      <style:text-properties officeooo:rsid="0074133f"/>
    </style:style>
    <style:style style:name="T112" style:family="text">
      <style:text-properties officeooo:rsid="00781d7c"/>
    </style:style>
    <style:style style:name="T113" style:family="text">
      <style:text-properties officeooo:rsid="002fd9f2" fo:background-color="transparent" loext:char-shading-value="0"/>
    </style:style>
    <style:style style:name="T114" style:family="text">
      <style:text-properties officeooo:rsid="002f1d91" fo:background-color="transparent" loext:char-shading-value="0"/>
    </style:style>
    <style:style style:name="T115" style:family="text">
      <style:text-properties officeooo:rsid="002ef6c9" fo:background-color="transparent" loext:char-shading-value="0"/>
    </style:style>
    <style:style style:name="T116" style:family="text">
      <style:text-properties fo:font-weight="bold" officeooo:rsid="006d67ce" style:font-weight-asian="bold" style:font-weight-complex="bold"/>
    </style:style>
    <style:style style:name="T117" style:family="text">
      <style:text-properties officeooo:rsid="006d67ce"/>
    </style:style>
    <style:style style:name="T118" style:family="text">
      <style:text-properties officeooo:rsid="006be0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ROOMS</text:p>
      <text:p text:style-name="Standard"/>
      <text:p text:style-name="Standard"/>
      <text:p text:style-name="P2"><text:s/><text:span text:style-name="T1">"room.entrance.name":</text:span><text:span text:style-name="T2"> "Entrance",</text:span></text:p>
      <text:p text:style-name="P2"><text:line-break/> <text:span text:style-name="T1"><text:s/>"room.entrance.</text:span><text:span text:style-name="T3">first.</text:span><text:span text:style-name="T1">description":</text:span> "You are standing at the entrance of w<text:span text:style-name="T4">h</text:span>at looks like an abandoned house. The air is stale, and silence surrounds you. You look around, disoriented. The <text:span text:style-name="T4">furniture is dusty and dilapidated, but suggests welth. Behind you there’s the door you suppose you came from. You see two </text:span><text:span text:style-name="T5">more</text:span><text:span text:style-name="T4">: </text:span><text:span text:style-name="T5">a big, double door on the side</text:span><text:span text:style-name="T4">, and </text:span><text:span text:style-name="T5">a smaller one</text:span><text:span text:style-name="T4">, further into the room. The walls </text:span><text:span text:style-name="T6">and room as a whole </text:span><text:span text:style-name="T4">are elegantly decorated </text:span><text:span text:style-name="T6">with emblems, carpets, hunting trophies – including a dragon head so realistic it </text:span><text:span text:style-name="T7">feels like it could spit fire at any moment -</text:span><text:span text:style-name="T6"> and statues of different dimentions. </text:span><text:span text:style-name="T7">The biggest of the lot, and the one in the best conditions, is a life-size piece representing a young man with a staff</text:span><text:span text:style-name="T6">. Along one wall, a thick tapestry hangs from ceiling to floor.</text:span><text:span text:style-name="T7"> </text:span><text:span text:style-name="T8">You try to remember </text:span><text:span text:style-name="T9">w</text:span><text:span text:style-name="T10">hat is this place,</text:span><text:span text:style-name="T9"> h</text:span><text:span text:style-name="T10">ow and why are you even here,</text:span><text:span text:style-name="T11"> </text:span><text:span text:style-name="T8">but y</text:span><text:span text:style-name="T11">our head </text:span><text:span text:style-name="T8">immmediately starts to </text:span><text:span text:style-name="T11">feel fuzzy. </text:span><text:span text:style-name="T8">You decide to focus on getting out first.</text:span>"</text:p>
      <text:p text:style-name="Standard"/>
      <text:p text:style-name="P3"><text:span text:style-name="T1">"room.entrance.</text:span><text:span text:style-name="T12">conditional.</text:span><text:span text:style-name="T1">description": </text:span><text:span text:style-name="T13">“</text:span><text:span text:style-name="T14">You find yourself in the entrance again. Nothing has changed from when you were here before. You see the decorations on the walls, the mesmerazing dragon head and the youn</text:span><text:span text:style-name="T15">g</text:span><text:span text:style-name="T14"> man’s statue in front of it. </text:span><text:span text:style-name="T15">T</text:span><text:span text:style-name="T14">he front door, </text:span><text:span text:style-name="T15">the smaller door opposite to it and</text:span><text:span text:style-name="T14"> </text:span><text:span text:style-name="T15">the double door on the wall beside. The thick tapestry covering part of the remaining wall.</text:span><text:span text:style-name="T14">“,</text:span></text:p>
      <text:p text:style-name="P4"/>
      <text:p text:style-name="P4">"room.entrance.<text:span text:style-name="T16">revisit</text:span><text:span text:style-name="T17">.</text:span>description": <text:span text:style-name="T18">"You are back at the entrance. </text:span><text:span text:style-name="T19">The decorations start to feel familiar to you, almost comforting in the confused chaos in your mind. The front door, the smaller one and the double door are where you left them, so is the young man’s statue and the big dragon head on the wall in front of him. The tapestry that used to cover the </text:span><text:span text:style-name="T20">big bedroom is hanging precariously, ready to surrender itself to gravity and time, but still valiantly fighting to stay in place.</text:span><text:span text:style-name="T18">"</text:span></text:p>
      <text:p text:style-name="Standard"/>
      <text:p text:style-name="Standard"/>
      <text:p text:style-name="Standard"/>
      <text:p text:style-name="P5">“room.dining.name” : <text:span text:style-name="T21">“Dining Room”</text:span></text:p>
      <text:p text:style-name="P6"/>
      <text:p text:style-name="P7">“room.dining<text:span text:style-name="T22">.</text:span>description”: <text:span text:style-name="T13">“</text:span><text:span text:style-name="T23">You walk through the door and find yourself in a large room. The center is occupied by a huge round table. </text:span><text:span text:style-name="T24">A big, double </text:span><text:span text:style-name="T25">door on one side, a smaller one on the adiacent wall, the wood intricately decorated with vines. </text:span><text:span text:style-name="T23">The walls are adorned by decorations similar to the ones you’ve already seen,</text:span><text:span text:style-name="T25"> </text:span><text:span text:style-name="T26"><text:s/>but y</text:span><text:span text:style-name="T27">our attention is immediately captured by the</text:span><text:span text:style-name="T23"> </text:span><text:span text:style-name="T27">big</text:span><text:span text:style-name="T23"> fireplace </text:span><text:span text:style-name="T28">tower</text:span><text:span text:style-name="T29">ing</text:span><text:span text:style-name="T28"> </text:span><text:span text:style-name="T29">along one of the</text:span><text:span text:style-name="T27">m</text:span><text:span text:style-name="T29">. </text:span><text:span text:style-name="T27">It is, impossibly, lit</text:span><text:span text:style-name="T23">. </text:span></text:p>
      <text:p text:style-name="P5"/>
      <text:p text:style-name="P8">“room.dining.<text:span text:style-name="T30">revisit</text:span><text:span text:style-name="T22">.</text:span>description”: <text:span text:style-name="T13">“</text:span><text:span text:style-name="T31">You’re back in the room with the round table and the lit fireplace. Before, you were too shocked to really notice, but now you can immediately feel the difference on your skin. With the fire going, the temperature is higher than the rest of the house and the room feels cozier, suspended in time more than abandoned, like at any moment more people will join, sit at the table and fill it with laugher and conversations. </text:span><text:span text:style-name="T26">You subconsciously look at the double door, then at the decorated one. Unsurprisingly, no one comes in.</text:span><text:span text:style-name="T31">”</text:span></text:p>
      <text:p text:style-name="P5"><text:line-break/>“room.dining.<text:span text:style-name="T22">conditional.</text:span>description”: <text:span text:style-name="T13">“</text:span><text:span text:style-name="T23">You walk </text:span><text:span text:style-name="T29">in the room with the round table</text:span><text:span text:style-name="T23">. </text:span><text:span text:style-name="T29">It sits large and imposing in the center. You don’t see anything different, eccept the light and warmth given by the once-lit fireplace </text:span><text:span text:style-name="T27">are</text:span><text:span text:style-name="T29"> now gone. You can’t help but feel a cold shiver shak</text:span><text:span text:style-name="T27">e</text:span><text:span text:style-name="T29"> your whole body</text:span><text:span text:style-name="T23">. </text:span><text:span text:style-name="T29">You really miss the comforting presence of the fire. </text:span><text:span text:style-name="T32">Helpless, you glance at the double door and the decorated one, wondering </text:span><text:span text:style-name="T33">what should be the next step to find your way out of this place.</text:span><text:span text:style-name="T29">”</text:span></text:p>
      <text:p text:style-name="P9"/>
      <text:p text:style-name="P9"><text:soft-page-break/></text:p>
      <text:p text:style-name="P9"/>
      <text:p text:style-name="P9"/>
      <text:p text:style-name="P10">“room.master<text:span text:style-name="T34">_</text:span>bedroom.name”: <text:span text:style-name="T21">“</text:span><text:span text:style-name="T35">Master Bedroom”</text:span></text:p>
      <text:p text:style-name="P11"/>
      <text:p text:style-name="P12">"room.master<text:span text:style-name="T34">_</text:span>bedroom.description": <text:span text:style-name="T13">“</text:span><text:span text:style-name="T36">Moving past the entryway the tapestry was covering, you enter a large bedroom. It’s dusty - the stale air that seem</text:span><text:span text:style-name="T37">s</text:span><text:span text:style-name="T36"> to </text:span><text:span text:style-name="T37">permeate the whole house now barely noticeable to you - but tidy. </text:span><text:span text:style-name="T38">A closet sits in one corner. </text:span><text:span text:style-name="T37">The King-size bed is made, </text:span><text:span text:style-name="T38">facing </text:span><text:span text:style-name="T39">the room’s</text:span><text:span text:style-name="T38"> fireplace. In front of it, two armchairs </text:span><text:span text:style-name="T39">with</text:span><text:span text:style-name="T38"> a chess set placed between them.</text:span><text:span text:style-name="T37"> </text:span><text:span text:style-name="T38">T</text:span><text:span text:style-name="T40">he</text:span><text:span text:style-name="T38">re are</text:span><text:span text:style-name="T40"> curtains open and orderly tied beside the window </text:span><text:span text:style-name="T41">and, </text:span><text:span text:style-name="T39">positioned so that it could make use of the natural light</text:span><text:span text:style-name="T41">, an old, fancy desk</text:span><text:span text:style-name="T40">. Candles – some half consumed, some almost new – are dotting the room walls. </text:span><text:span text:style-name="T42">In a corner there’s a small, inconspicuous wooden door. You could easily believe it used to be reserved for servants to move around, once upon a time.</text:span><text:span text:style-name="T38">“</text:span></text:p>
      <text:p text:style-name="P13"/>
      <text:p text:style-name="P13"/>
      <text:p text:style-name="P13"/>
      <text:p text:style-name="P14">"room.kitchen.name": <text:span text:style-name="T21">“</text:span><text:span text:style-name="T43">Kitchen</text:span><text:span text:style-name="T21">”</text:span></text:p>
      <text:p text:style-name="P11"/>
      <text:p text:style-name="P15"><text:span text:style-name="T44">"room.kitchen.description":</text:span><text:span text:style-name="T45"> </text:span><text:span text:style-name="Emphasis"><text:span text:style-name="T46">You cross the threshold. The room you find yourself in is unmistakably a kitchen, with workbenches lining the walls, interspersed with large stoves, washbasins, and ovens.</text:span></text:span><text:span text:style-name="T46"><text:line-break/></text:span><text:span text:style-name="Emphasis"><text:span text:style-name="T46">On one of the workbenches, something catches the light for just a moment, standing out among the dust and neglect.</text:span></text:span><text:span text:style-name="T46"><text:line-break/></text:span><text:span text:style-name="Emphasis"><text:span text:style-name="T46">The washbasins crusted with old residue and abandoned utensils, their metal dull and dry.</text:span></text:span><text:span text:style-name="T46"><text:line-break/></text:span><text:span text:style-name="Emphasis"><text:span text:style-name="T46">On opposite walls, two doors face each other: a small one, almost merging with the surroundings, and a slightly bigger one, its centre occupied by stained glass depicting a decorated cup.</text:span></text:span><text:span text:style-name="T46"> <text:line-break/><text:line-break/></text:span><text:span text:style-name="T47">“room.kitchen.swordless.description”:</text:span><text:span text:style-name="T48"> You enter the kitchen again. Your eyes reflexively </text:span><text:span text:style-name="T49">go to the workbench on which you found the sword , as if something else - more useful for your current situation - might have accidentally been missed while you were distracted by your first finding. Sadly, you’re not so lucky. Everything is as you left it before: the workbenches, stoves, washbasins, ovens, the small door and the decorated one.</text:span></text:p>
      <text:p text:style-name="P16">Thew</text:p>
      <text:p text:style-name="P13"/>
      <text:p text:style-name="P13"/>
      <text:p text:style-name="P13"><text:span text:style-name="T1">“</text:span><text:span text:style-name="T50">room.bathroom.name”: </text:span><text:span text:style-name="T51">“Bathroom”</text:span><text:span text:style-name="T52"><text:line-break/></text:span></text:p>
      <text:p text:style-name="P13"><text:span text:style-name="T1">“</text:span><text:span text:style-name="T50">room.bathroom.description”:</text:span><text:span text:style-name="T52"> “</text:span><text:span text:style-name="T53">Leaving the hallway behind, you enter in a bathroom. </text:span><text:span text:style-name="T54">It looks normal, no </text:span><text:span text:style-name="T55">pompous decoration or fixtures: t</text:span><text:span text:style-name="T53">here’s a little cabinet by the door, a mirror above the sink, </text:span><text:span text:style-name="T54">and a bathtub.</text:span><text:span text:style-name="T52">”</text:span></text:p>
      <text:p text:style-name="P13"/>
      <text:p text:style-name="P13"/>
      <text:p text:style-name="P13"/>
      <text:p text:style-name="P13"><text:span text:style-name="T1">“room.north</text:span><text:span text:style-name="T56">_</text:span><text:span text:style-name="T1">hallway.name”:</text:span> <text:span text:style-name="T2">“</text:span><text:span text:style-name="T57">North Hallway”</text:span></text:p>
      <text:p text:style-name="P13"/>
      <text:p text:style-name="P13"><text:span text:style-name="T1">“room.north</text:span><text:span text:style-name="T56">_</text:span><text:span text:style-name="T1">hallway.description”:</text:span> “<text:span text:style-name="T58">The hallway you see in front of you is short, not particularly </text:span><text:span text:style-name="T59">adorn</text:span><text:span text:style-name="T58">ed. </text:span><text:span text:style-name="T59">On one end</text:span><text:span text:style-name="T58">, </text:span><text:span text:style-name="T59">a decorated door leads to the room with the round table. At the opposite end sits a pointed arch door. </text:span><text:span text:style-name="T60">Following that wall,</text:span><text:span text:style-name="T59"> </text:span><text:span text:style-name="T60">you can see an</text:span><text:span text:style-name="T59"> open to another, longer hallway</text:span>”</text:p>
      <text:p text:style-name="P13"/>
      <text:p text:style-name="P13"/>
      <text:p text:style-name="P13"/>
      <text:p text:style-name="P13"/>
      <text:p text:style-name="P17"><text:soft-page-break/><text:span text:style-name="T1">“room.</text:span><text:span text:style-name="T61">main</text:span><text:span text:style-name="T56">_</text:span><text:span text:style-name="T1">hallway.name”:</text:span> <text:span text:style-name="T2">“</text:span><text:span text:style-name="T62">Main</text:span><text:span text:style-name="T57"> Hallway”</text:span></text:p>
      <text:p text:style-name="P18"/>
      <text:p text:style-name="P17"><text:span text:style-name="T1">“room.</text:span><text:span text:style-name="T61">main</text:span><text:span text:style-name="T56">_</text:span><text:span text:style-name="T1">hallway.description”:</text:span> “<text:span text:style-name="T63">This hallway is longer, a few </text:span><text:span text:style-name="T64">decorations adorn the walls. It seems to meet two other hallways at its ends – one </text:span><text:span text:style-name="T65">corner occupied by</text:span><text:span text:style-name="T64"> a room, the other </text:span><text:span text:style-name="T65">by</text:span><text:span text:style-name="T64"> a statue <text:s/>– </text:span><text:span text:style-name="T65">and two doors </text:span><text:span text:style-name="T66">stand asymmetrical but </text:span><text:span text:style-name="T65">fac</text:span><text:span text:style-name="T66">ing</text:span><text:span text:style-name="T65"> each other, a stain-glassed one with the image of</text:span><text:span text:style-name="Emphasis"><text:span text:style-name="T67"> a cup, and a </text:span></text:span><text:span text:style-name="Emphasis"><text:span text:style-name="T68">heavy looking double door. Taking a closer look, you can actually see that </text:span></text:span><text:span text:style-name="Emphasis"><text:span text:style-name="T69">the wall in front of the stain-glassed door opens to</text:span></text:span><text:span text:style-name="Emphasis"><text:span text:style-name="T68"> a small gap. </text:span></text:span><text:span text:style-name="Emphasis"><text:span text:style-name="T70">P</text:span></text:span><text:span text:style-name="Emphasis"><text:span text:style-name="T68">ossibly an additional, more hidden, hallway”</text:span></text:span></text:p>
      <text:p text:style-name="P17"><text:span text:style-name="Emphasis"><text:span text:style-name="T68"/></text:span></text:p>
      <text:p text:style-name="P17"><text:span text:style-name="Emphasis"><text:span text:style-name="T68"/></text:span></text:p>
      <text:p text:style-name="P17"><text:span text:style-name="Emphasis"><text:span text:style-name="T68"/></text:span></text:p>
      <text:p text:style-name="P19"><text:span text:style-name="T1">“room.</text:span><text:span text:style-name="T71">south</text:span><text:span text:style-name="T56">_</text:span><text:span text:style-name="T1">hallway.name”:</text:span> <text:span text:style-name="T2">“</text:span><text:span text:style-name="T72">South</text:span><text:span text:style-name="T57"> Hallway”</text:span></text:p>
      <text:p text:style-name="P20"/>
      <text:p text:style-name="P21"><text:span text:style-name="T1">“room.</text:span><text:span text:style-name="T71">south</text:span><text:span text:style-name="T56">_</text:span><text:span text:style-name="T1">hallway.description”: </text:span>“ <text:span text:style-name="T73">You’re in a narrow hallway. On one side, it’s closed by </text:span><text:span text:style-name="T74">a small, inconspicuous wooden door. </text:span><text:span text:style-name="T75">An arched one in satin glass </text:span><text:span text:style-name="T76">opens to another room while, next to it, the hallway ends in a corner occupied by a big statue of a knight.”</text:span></text:p>
      <text:p text:style-name="P13"/>
      <text:p text:style-name="P13"/>
      <text:p text:style-name="P13"/>
      <text:p text:style-name="P13"><text:span text:style-name="T1">“</text:span><text:span text:style-name="T77">room.eas</text:span><text:span text:style-name="T56">_</text:span><text:span text:style-name="T77">hallway.name”:</text:span><text:span text:style-name="T78"> </text:span><text:span text:style-name="T79">“East Hallway”</text:span></text:p>
      <text:p text:style-name="P13"/>
      <text:p text:style-name="P13"><text:span text:style-name="T1">“</text:span><text:span text:style-name="T80">r</text:span><text:span text:style-name="T77">oom.east</text:span><text:span text:style-name="T56">_</text:span><text:span text:style-name="T77">hallway.description”:</text:span><text:span text:style-name="T78"> “ The gap you saw between the main hallway’s wall does indeed open to another short corridor. On th</text:span><text:span text:style-name="T81">e side, almost merging with the stone wall, you notice there’s actually what looks like a door, but at the end of the corridor is what steals your attention: a </text:span><text:span text:style-name="T82">big</text:span><text:span text:style-name="T81"> door very similar to the </text:span><text:span text:style-name="T82">one in the entrance, from where you guess you entered the house.”</text:span></text:p>
      <text:p text:style-name="P13"/>
      <text:p text:style-name="P22"><text:span text:style-name="T1">“</text:span><text:span text:style-name="T80">r</text:span><text:span text:style-name="T77">oom.east</text:span><text:span text:style-name="T56">_</text:span><text:span text:style-name="T77">hallway.</text:span><text:span text:style-name="T80">side</text:span><text:span text:style-name="T77">”: “</text:span><text:span text:style-name="T82"> You exit the room to a short corridor </text:span><text:span text:style-name="T83">and the door you walked through seemlessly merges with the stone wall. Following the length of the corridor,</text:span><text:span text:style-name="T82"> you see </text:span><text:span text:style-name="T83">it</text:span><text:span text:style-name="T82"> meet the main hallway </text:span><text:span text:style-name="T83">o</text:span><text:span text:style-name="T82">n one side. </text:span><text:span text:style-name="T83">O</text:span><text:span text:style-name="T82">n the other, a big door that looks exactly like the one in the entrance, from where you guess you entered the house </text:span><text:span text:style-name="T83">catches your attention</text:span><text:span text:style-name="T82">. “</text:span></text:p>
      <text:p text:style-name="P13"/>
      <text:p text:style-name="P13"/>
      <text:p text:style-name="P13"/>
      <text:p text:style-name="P13"><text:span text:style-name="T1">“</text:span><text:span text:style-name="T84">room.bedroom.name”:</text:span><text:span text:style-name="T85"> </text:span><text:span text:style-name="T86">“Second Bedroom”</text:span></text:p>
      <text:p text:style-name="P13"/>
      <text:p text:style-name="P13"><text:span text:style-name="T1">“</text:span><text:span text:style-name="T84">room.bedroom.description”:</text:span><text:span text:style-name="T85"> “ The room you enter is a smaller, cozier </text:span><text:span text:style-name="T87">version of the big bedroom where you found the key you just used. A double bed occupies almost the whole length of one of the walls, and in front of it there's a large desk on which you see a small pile of books and scattered papers. You see that the door you entered from is not the only one present: next to the bed another one would go unnoticed if not for a big </text:span><text:span text:style-name="T88">metal handle.</text:span><text:span text:style-name="T85">”</text:span></text:p>
      <text:p text:style-name="P13"/>
      <text:p text:style-name="P13"/>
      <text:p text:style-name="P13"/>
      <text:p text:style-name="P13"/>
      <text:p text:style-name="P13"><text:span text:style-name="T1">“</text:span><text:span text:style-name="T89">room.library.name”:</text:span><text:span text:style-name="T88"> </text:span><text:span text:style-name="T90">“Library”</text:span></text:p>
      <text:p text:style-name="P13"/>
      <text:p text:style-name="P13"><text:span text:style-name="T1">“</text:span><text:span text:style-name="T89">room.library.description”:</text:span><text:span text:style-name="T88"> “The unlocked double door opens to </text:span><text:span text:style-name="T91">what has to be the largest room in the house. The entirety of the perimeter is covered by solid, heavy bookshelves full of old books. </text:span><text:span text:style-name="T92">O</text:span><text:span text:style-name="T93">ccupy</text:span><text:span text:style-name="T92">ing</text:span><text:span text:style-name="T93"> the rest of the space</text:span><text:span text:style-name="T91"> </text:span><text:span text:style-name="T93">you see </text:span><text:span text:style-name="T91">a </text:span><text:span text:style-name="T93">couple of small tables surrounded by comfortable </text:span><text:span text:style-name="T92">and elegant l</text:span><text:span text:style-name="T93">ooking plush seats and chairs. </text:span><text:span text:style-name="T88">”</text:span></text:p>
      <text:p text:style-name="P13"/>
      <text:p text:style-name="P13"/>
      <text:p text:style-name="P13"/>
      <text:p text:style-name="P13"><text:soft-page-break/><text:span text:style-name="T1">“</text:span><text:span text:style-name="T94">room.secret.name</text:span><text:span text:style-name="T1">”:</text:span> <text:span text:style-name="T2">“</text:span><text:span text:style-name="T95">Secret Room”</text:span></text:p>
      <text:p text:style-name="P13"/>
      <text:p text:style-name="P23"><text:span text:style-name="T96">“</text:span><text:span text:style-name="T97">room.secret.description”:</text:span><text:span text:style-name="T98"> “ The bookshelf opens to a dark space. Initially, you can’t make out any detail about the space. </text:span><text:span text:style-name="T99">T</text:span><text:span text:style-name="T98">hen, the light from the library seems to get caught </text:span><text:span text:style-name="T100">by a small pearl on the cealing. Not far in the distance, another faint light starts to glow as if in response. Soon after, more and more pearls glow, connecting and illuminating the surroundings. It becomes clearer and clearer that </text:span><text:span text:style-name="T99">this </text:span><text:span text:style-name="T100">is a small room. It appears barren, save for the glowing pearls - shining in a mesmerizing brilliance, like a miniscule Milky Way - and a statue, standing </text:span><text:span text:style-name="T99">lone </text:span><text:span text:style-name="T100">guard at the opposite end of the room.</text:span><text:span text:style-name="T98">”</text:span></text:p>
      <text:p text:style-name="P13"/>
      <text:p text:style-name="P13"/>
      <text:p text:style-name="P13"/>
      <text:p text:style-name="P13"/>
      <text:p text:style-name="P13"/>
      <text:p text:style-name="P24"/>
      <text:p text:style-name="P24"/>
      <text:p text:style-name="P24"/>
      <text:p text:style-name="P25"># OBJECTS</text:p>
      <text:p text:style-name="P25"/>
      <text:p text:style-name="P26">“object.front<text:span text:style-name="T34">_</text:span>door.name”: <text:span text:style-name="T2">“</text:span><text:span text:style-name="T101">F</text:span><text:span text:style-name="T21">ront </text:span><text:span text:style-name="T101">D</text:span><text:span text:style-name="T21">oor”</text:span></text:p>
      <text:p text:style-name="P27"><text:span text:style-name="T1">“</text:span><text:span text:style-name="T102">object.front</text:span><text:span text:style-name="T56">_</text:span><text:span text:style-name="T102">door.description”:</text:span><text:span text:style-name="T103"> “ It’s a heavy looking door. </text:span><text:span text:style-name="T104">Strange symbols are carved into the frame.</text:span><text:span text:style-name="T103">”</text:span></text:p>
      <text:p text:style-name="P27"/>
      <text:p text:style-name="P27"/>
      <text:p text:style-name="P27"><text:span text:style-name="T1">“</text:span><text:span text:style-name="T105">object.decorations.name”:</text:span><text:span text:style-name="T104"> </text:span><text:span text:style-name="T106">“Decorations”</text:span><text:span text:style-name="T104"><text:line-break/></text:span><text:span text:style-name="T105">“object.decorations.description”:</text:span><text:span text:style-name="T104"> “ </text:span><text:span text:style-name="T107">Besides the emblems, you see various</text:span><text:span text:style-name="T104"> tapestries depicting knights fighting mythical beasts, </text:span><text:span text:style-name="T107">some portraits of kings, queens, and other figures. You don’t recognise any of these people, but they somehow feel familiar. You imagine these kind of portraits and scenes all resemble each other in some way.</text:span><text:span text:style-name="T104">”</text:span></text:p>
      <text:p text:style-name="P27"/>
      <text:p text:style-name="P27">“<text:span text:style-name="T107">object.tapestry.name”: </text:span><text:span text:style-name="T108">“</text:span><text:span text:style-name="T109">Tapestry”</text:span></text:p>
      <text:p text:style-name="P27">“<text:span text:style-name="T110">object.tapestry.description”: “</text:span><text:span text:style-name="T111">The heavy fabric covers a considerable p</text:span><text:span text:style-name="T112">ortion of the wall</text:span><text:span text:style-name="T111"> <text:s text:c="19084"/></text:span></text:p>
      <text:p text:style-name="P27"/>
      <text:p text:style-name="P27"/>
      <text:p text:style-name="P27"/>
      <text:p text:style-name="P24"/>
      <text:p text:style-name="P24">Desk_1 <text:span text:style-name="T113">there are scattered pieces of parchment and an old key.</text:span><text:span text:style-name="T114"> </text:span><text:span text:style-name="T115"><text:s text:c="3"/></text:span></text:p>
      <text:p text:style-name="P28"/>
      <text:p text:style-name="P29">Bathtub: <text:s/><text:span text:style-name="T53">as soon as you notice the bathtub you falther a bit: </text:span>it’s filled with water. It’s not clean, but it’s not as disgusting as <text:span text:style-name="T104">what you would expect </text:span>supposedly very old, stagnant water <text:span text:style-name="T104">to</text:span> be.</text:p>
      <text:p text:style-name="P29"/>
      <text:p text:style-name="P29"/>
      <text:p text:style-name="P30"><text:span text:style-name="T1">“</text:span><text:span text:style-name="T116">system.</text:span><text:span text:style-name="T56">object.door.</text:span><text:span text:style-name="T116">closed</text:span><text:span text:style-name="T56">”:</text:span><text:span text:style-name="T34"> “The door </text:span><text:span text:style-name="T117">wo</text:span><text:span text:style-name="T34">n’t bu</text:span><text:span text:style-name="T118">d</text:span><text:span text:style-name="T34">g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8T14:33:39.677447100</meta:creation-date>
    <dc:date>2026-03-26T01:56:09.326542200</dc:date>
    <meta:editing-duration>P2DT12H52M30S</meta:editing-duration>
    <meta:editing-cycles>17</meta:editing-cycles>
    <meta:generator>LibreOffice/25.8.5.2$Windows_X86_64 LibreOffice_project/9c8b85f387cc00a89945a79c9e6239f32e450ac2</meta:generator>
    <meta:document-statistic meta:table-count="0" meta:image-count="0" meta:object-count="0" meta:page-count="4" meta:paragraph-count="40" meta:word-count="1618" meta:character-count="29009" meta:non-whitespace-character-count="8325"/>
  </office:meta>
</office:document-meta>
</file>